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6b7" officeooo:paragraph-rsid="0015f6b7"/>
    </style:style>
    <style:style style:name="P2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3" style:family="paragraph" style:parent-style-name="Standard">
      <style:text-properties fo:color="#212121" style:font-name="Droid Sans Mono" fo:font-size="9pt" fo:font-weight="normal" officeooo:rsid="0015f6b7" officeooo:paragraph-rsid="0015f6b7" fo:background-color="#fffffe"/>
    </style:style>
    <style:style style:name="P4" style:family="paragraph" style:parent-style-name="Standard">
      <style:text-properties fo:color="#212121" style:font-name="Droid Sans Mono" fo:font-size="9pt" fo:font-weight="normal" officeooo:paragraph-rsid="0015f6b7" fo:background-color="#fffffe"/>
    </style:style>
    <style:style style:name="P5" style:family="paragraph" style:parent-style-name="Standard">
      <style:text-properties fo:color="#212121" style:font-name="Droid Sans Mono" fo:font-size="9pt" fo:font-weight="normal" officeooo:rsid="0016d53a" officeooo:paragraph-rsid="0016d53a" fo:background-color="#fffffe"/>
    </style:style>
    <style:style style:name="P6" style:family="paragraph" style:parent-style-name="Standard">
      <style:text-properties officeooo:paragraph-rsid="0015f6b7"/>
    </style:style>
    <style:style style:name="P7" style:family="paragraph" style:parent-style-name="Standard">
      <style:paragraph-properties style:line-height-at-least="0.423cm"/>
    </style:style>
    <style:style style:name="P8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9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pt" fo:font-weight="normal" fo:background-color="#fffffe" loext:char-shading-value="0"/>
    </style:style>
    <style:style style:name="T3" style:family="text">
      <style:text-properties fo:color="#212121" style:font-name="Droid Sans Mono" fo:font-size="9pt" fo:font-weight="normal" fo:background-color="#fffffe" loext:char-shading-value="0"/>
    </style:style>
    <style:style style:name="T4" style:family="text">
      <style:text-properties fo:color="#09885a"/>
    </style:style>
    <style:style style:name="T5" style:family="text">
      <style:text-properties fo:color="#795e26"/>
    </style:style>
    <style:style style:name="T6" style:family="text">
      <style:text-properties fo:color="#000000"/>
    </style:style>
    <style:style style:name="T7" style:family="text">
      <style:text-properties fo:color="#a31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For each employee, display the employee’s last name, and calculate the number of months between today and the date the employee was hired. Label the column MONTHS_WORKED. </text:p>
      <text:p text:style-name="Standard">Order your results by the number of months employed. Round the number of months up to the closest whole number.</text:p>
      <text:p text:style-name="Standard"/>
      <text:p text:style-name="P3"><text:span text:style-name="T1">SELECT</text:span> last_name, <text:span text:style-name="T5">DATEDIFF</text:span>(<text:span text:style-name="T1">MONTH</text:span>, hire_date, <text:span text:style-name="T5">getdate</text:span>()) MONTHS_WORKED</text:p>
      <text:p text:style-name="P2"><text:span text:style-name="T1">FROM</text:span> EMPLOYEES</text:p>
      <text:p text:style-name="P7"><text:span text:style-name="T2">ORDER BY</text:span><text:span text:style-name="T3"> MONTHS_WORKED</text:span></text:p>
      <text:p text:style-name="Standard"/>
      <text:p text:style-name="Standard">2. Write a query that produces the following for each employee:</text:p>
      <text:p text:style-name="Standard"><text:tab/>&lt;employee last name&gt; earns &lt;salary&gt; monthly but wants &lt;3 times salary&gt;. Label the column Dream Salaries.</text:p>
      <text:p text:style-name="Standard"/>
      <text:p text:style-name="P4"><text:span text:style-name="T1">SELECT</text:span> last_name, salary<text:span text:style-name="T6">*</text:span><text:span text:style-name="T4">3</text:span> <text:span text:style-name="T1">AS</text:span> <text:span text:style-name="T7">"Dream Salaries"</text:span></text:p>
      <text:p text:style-name="P2"><text:span text:style-name="T1">FROM</text:span> EMPLOYEES</text:p>
      <text:p text:style-name="P2"/>
      <text:p text:style-name="P6"/>
      <text:p text:style-name="Standard">3. Create a query to display the last name and salary for all employees. Format the salary to be 15</text:p>
      <text:p text:style-name="Standard"><text:tab/>characters long, left-padded with $. Label the column SALARY.</text:p>
      <text:p text:style-name="Standard"/>
      <text:p text:style-name="P3"><text:span text:style-name="T1">SELECT</text:span> last_name, <text:span text:style-name="T5">RIGHT</text:span>(<text:span text:style-name="T5">REPLICATE</text:span>(<text:span text:style-name="T7">'$'</text:span>, <text:span text:style-name="T4">15</text:span>) <text:span text:style-name="T6">+</text:span> <text:span text:style-name="T5">CAST</text:span>(salary <text:span text:style-name="T1">AS</text:span> <text:span text:style-name="T1">VARCHAR</text:span>(<text:span text:style-name="T4">15</text:span>)), <text:span text:style-name="T4">15</text:span>) <text:span text:style-name="T1">AS</text:span> SALARY</text:p>
      <text:p text:style-name="P2"><text:span text:style-name="T1">FROM</text:span> employees;</text:p>
      <text:p text:style-name="P1"/>
      <text:p text:style-name="Standard"/>
      <text:p text:style-name="Standard">4. Display the last name, hire date, and day of the week on which the employee started. Label</text:p>
      <text:p text:style-name="Standard"><text:tab/>the column DAY. Order the results by the day of the week starting with Monday. </text:p>
      <text:p text:style-name="Standard"/>
      <text:p text:style-name="P5"><text:span text:style-name="T1">SELECT</text:span> last_name, hire_date, <text:span text:style-name="T5">DATEPART</text:span>(<text:span text:style-name="T1">WEEKDAY</text:span>, hire_date) <text:span text:style-name="T1">DAY</text:span></text:p>
      <text:p text:style-name="P2"><text:span text:style-name="T1">FROM</text:span> EMPLOYEES</text:p>
      <text:p text:style-name="P7"><text:span text:style-name="T2">ORDER BY</text:span><text:span text:style-name="T3"> </text:span><text:span text:style-name="T2">DAY</text:span></text:p>
      <text:p text:style-name="Standard"/>
      <text:p text:style-name="Standard">5. Create a query that displays the employees’ last names and manager_id. If an employee does not have a manager, put 1. Label the column MANAGER_ID.</text:p>
      <text:p text:style-name="Standard"/>
      <text:p text:style-name="P2"><text:span text:style-name="T1">SELECT</text:span> last_name,</text:p>
      <text:p text:style-name="P2"><text:span text:style-name="T1">CASE</text:span> </text:p>
      <text:p text:style-name="P2"><text:span text:style-name="T1">WHEN</text:span> manager_id <text:span text:style-name="T1">IS</text:span> <text:span text:style-name="T1">NULL</text:span> <text:span text:style-name="T1">THEN</text:span> <text:span text:style-name="T4">1</text:span></text:p>
      <text:p text:style-name="P2"><text:span text:style-name="T1">ELSE</text:span> manager_id</text:p>
      <text:p text:style-name="P2"><text:span text:style-name="T1">END</text:span> <text:span text:style-name="T1">AS</text:span> MANAGER_ID</text:p>
      <text:p text:style-name="P2"><text:span text:style-name="T1">FROM</text:span> employees</text:p>
      <text:p text:style-name="Standard"/>
      <text:p text:style-name="Standard"/>
      <text:p text:style-name="Standard">6. Create a query that displays the employees’ last names and indicates the amounts of their annual salaries with asterisks. Each asterisk signifies a thousand dollars. Sort the data in descending order of salary. Label the column EMPLOYEES_AND_THEIR_SALARIES.</text:p>
      <text:p text:style-name="Standard"/>
      <text:p text:style-name="P2"><text:span text:style-name="T1">SELECT</text:span> last_name, <text:span text:style-name="T5">REPLICATE</text:span>(<text:span text:style-name="T7">'*'</text:span>, salary<text:span text:style-name="T6">/</text:span><text:span text:style-name="T4">1000</text:span>) EMPLOYEES_AND_THEIR_SALARIES</text:p>
      <text:p text:style-name="P2"><text:span text:style-name="T1">FROM</text:span> employees</text:p>
      <text:p text:style-name="P2"><text:span text:style-name="T1">ORDER BY</text:span> salary <text:span text:style-name="T1">DESC</text:span></text:p>
      <text:p text:style-name="Standard"/>
      <text:p text:style-name="Standard"/>
      <text:p text:style-name="Standard">7. write a query that displays the grade of all employees based on the value of the job title, as per the following data:</text:p>
      <text:p text:style-name="Standard"><text:s text:c="11"/>JOB<text:tab/><text:tab/> <text:s text:c="23"/>GRADE<text:tab/></text:p>
      <text:p text:style-name="Standard"><text:tab/>"President"<text:tab/><text:tab/><text:tab/>A<text:tab/></text:p>
      <text:p text:style-name="Standard"><text:soft-page-break/><text:tab/>"Stock Manager"<text:tab/><text:tab/>B<text:tab/></text:p>
      <text:p text:style-name="Standard"><text:tab/>"Programmer"<text:tab/><text:tab/><text:tab/>C<text:tab/></text:p>
      <text:p text:style-name="Standard"><text:tab/>"Sales Representative"<text:tab/>D<text:tab/></text:p>
      <text:p text:style-name="Standard"><text:tab/>"Stock Clerk"<text:tab/><text:tab/><text:tab/>E<text:tab/></text:p>
      <text:p text:style-name="Standard"><text:tab/>None of the above<text:tab/><text:tab/>0</text:p>
      <text:p text:style-name="Standard"/>
      <text:p text:style-name="P2"><text:span text:style-name="T1">SELECT</text:span> e.employee_id, e.job_id, j.job_title, </text:p>
      <text:p text:style-name="P9">CASE</text:p>
      <text:p text:style-name="P2"><text:span text:style-name="T1">WHEN</text:span> j.job_title <text:span text:style-name="T6">=</text:span> <text:span text:style-name="T7">'President'</text:span> <text:span text:style-name="T1">THEN</text:span> <text:span text:style-name="T7">'A'</text:span></text:p>
      <text:p text:style-name="P2"><text:span text:style-name="T1">WHEN</text:span> j.job_title <text:span text:style-name="T6">=</text:span> <text:span text:style-name="T7">'Stock Manager'</text:span> <text:span text:style-name="T1">THEN</text:span> <text:span text:style-name="T7">'B'</text:span></text:p>
      <text:p text:style-name="P2"><text:span text:style-name="T1">WHEN</text:span> j.job_title <text:span text:style-name="T6">=</text:span> <text:span text:style-name="T7">'Programmer'</text:span> <text:span text:style-name="T1">THEN</text:span> <text:span text:style-name="T7">'C'</text:span></text:p>
      <text:p text:style-name="P2"><text:span text:style-name="T1">WHEN</text:span> j.job_title <text:span text:style-name="T6">=</text:span> <text:span text:style-name="T7">'Sales Representative'</text:span> <text:span text:style-name="T1">THEN</text:span> <text:span text:style-name="T7">'D'</text:span></text:p>
      <text:p text:style-name="P2"><text:span text:style-name="T1">WHEN</text:span> j.job_title <text:span text:style-name="T6">=</text:span> <text:span text:style-name="T7">'Stock Clerk'</text:span> <text:span text:style-name="T1">THEN</text:span> <text:span text:style-name="T7">'E'</text:span></text:p>
      <text:p text:style-name="P2"><text:span text:style-name="T1">ELSE</text:span> <text:span text:style-name="T7">'0'</text:span></text:p>
      <text:p text:style-name="P2"><text:span text:style-name="T1">END</text:span> <text:span text:style-name="T1">AS</text:span> GRADE</text:p>
      <text:p text:style-name="P2"><text:span text:style-name="T1">FROM</text:span> employees e</text:p>
      <text:p text:style-name="P2"><text:span text:style-name="T1">JOIN</text:span> jobs j</text:p>
      <text:p text:style-name="P2"><text:span text:style-name="T1">ON</text:span> e.job_id <text:span text:style-name="T6">=</text:span> j.job_id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17T14:54:45.73</meta:creation-date>
    <dc:date>2024-06-26T10:21:33.733475539</dc:date>
    <meta:editing-duration>PT41M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368" meta:character-count="2375" meta:non-whitespace-character-count="1993"/>
  </office:meta>
</office:document-meta>
</file>